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C5BFEC456221B88.png" manifest:media-type="image/png"/>
  <manifest:file-entry manifest:full-path="Pictures/100002010000018E000000F9FD4FE6573CFA41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87b" officeooo:paragraph-rsid="0018e87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6.101cm, 4.307cm, 4.23cm, 12.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security module</text:p>
      <text:p text:style-name="P1"><text:a xlink:type="simple" xlink:href="https://youtu.be/RKBBPsp-TZ0" text:style-name="Internet_20_link" text:visited-style-name="Visited_20_Internet_20_Link">https://youtu.be/RKBBPsp-TZ0</text:a></text:p>
      <text:p text:style-name="P1"/>
      <text:p text:style-name="P1"><draw:frame draw:style-name="fr2" draw:name="Image1" text:anchor-type="as-char" svg:width="10.53cm" svg:height="6.588cm" draw:z-index="0"><draw:image xlink:href="Pictures/100002010000018E000000F9FD4FE6573CFA41D6.png" xlink:type="simple" xlink:show="embed" xlink:actuate="onLoad" loext:mime-type="image/png"/></draw:frame></text:p>
      <text:p text:style-name="P1"><draw:frame draw:style-name="fr1" draw:name="Image2" text:anchor-type="as-char" svg:width="15.393cm" svg:height="7.766cm" draw:z-index="1"><draw:image xlink:href="Pictures/1000020100000556000003003C5BFEC456221B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18:05:33.979310486</meta:creation-date>
    <dc:date>2021-09-12T18:52:59.011843806</dc:date>
    <meta:editing-duration>PT17M4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1" meta:paragraph-count="4" meta:word-count="4" meta:character-count="49" meta:non-whitespace-character-count="47"/>
  </office:meta>
</office:document-meta>
</file>